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4">
            <text:p>TUa-2174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1305.0">
            <text:p>11305.0</text:p>
          </table:table-cell>
          <table:table-cell office:value-type="float" office:value="80.0">
            <text:p>80.0</text:p>
          </table:table-cell>
          <table:table-cell office:value-type="string" office:value="Terrestrial plant material: leaves of Salix herbacea and Dryas. Mosses (Racomitrium; Pohlia); fruits (Carex; Oxyria digyna)">
            <text:p>Terrestrial plant material: leaves of Salix herbacea and Dryas. Mosses (Racomitrium; Pohlia); fruits (Carex; Oxyria digyn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8">
            <text:p>TUa-2178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825.0">
            <text:p>9825.0</text:p>
          </table:table-cell>
          <table:table-cell office:value-type="float" office:value="110.0">
            <text:p>110.0</text:p>
          </table:table-cell>
          <table:table-cell office:value-type="string" office:value="Terrestrial plant material: leaf and fruits of Betula. Mosses (Racomitrium and Hylocomium); needle (Juniperus)">
            <text:p>Terrestrial plant material: leaf and fruits of Betula. Mosses (Racomitrium and Hylocomium); needle (Juniperu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Ua-15733">
            <text:p>Ua-15733</text:p>
          </table:table-cell>
          <table:table-cell office:value-type="float" office:value="60.1892">
            <text:p>60.1892</text:p>
          </table:table-cell>
          <table:table-cell office:value-type="float" office:value="5.41">
            <text:p>5.41</text:p>
          </table:table-cell>
          <table:table-cell office:value-type="float" office:value="11505.0">
            <text:p>11505.0</text:p>
          </table:table-cell>
          <table:table-cell office:value-type="float" office:value="200.0">
            <text:p>200.0</text:p>
          </table:table-cell>
          <table:table-cell office:value-type="string" office:value="wood fragments and twigs salix repens terrestrial mosses">
            <text:p>wood fragments and twigs salix repens terrestrial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1.71">
            <text:p>51.71</text:p>
          </table:table-cell>
          <table:table-cell office:value-type="float" office:value="1.27">
            <text:p>1.27</text:p>
          </table:table-cell>
          <table:table-cell office:value-type="float" office:value="1.2686896917783308">
            <text:p>1.2686896917783308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5">
            <text:p>TUa-2175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0760.0">
            <text:p>10760.0</text:p>
          </table:table-cell>
          <table:table-cell office:value-type="float" office:value="100.0">
            <text:p>100.0</text:p>
          </table:table-cell>
          <table:table-cell office:value-type="string" office:value="Terrestrial plant material: leaves and bud scales of Salix herbacea. Mosses (Racomitrium; Pohlia; Calliergon and Polytrichum); fruit (Oxyria digyna)">
            <text:p>Terrestrial plant material: leaves and bud scales of Salix herbacea. Mosses (Racomitrium; Pohlia; Calliergon and Polytrichum); fruit (Oxyria digyn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3">
            <text:p>TUa-2173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2390.0">
            <text:p>12390.0</text:p>
          </table:table-cell>
          <table:table-cell office:value-type="float" office:value="95.0">
            <text:p>95.0</text:p>
          </table:table-cell>
          <table:table-cell office:value-type="string" office:value="Terrestrial plant material: leaves of Salix polaris; S. cf. glauca. Mosses (Racomitrium; Calliergon); fruit (Oxyria digyna )">
            <text:p>Terrestrial plant material: leaves of Salix polaris; S. cf. glauca. Mosses (Racomitrium; Calliergon); fruit (Oxyria digyna 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1162">
            <text:p>T1162</text:p>
          </table:table-cell>
          <table:table-cell office:value-type="float" office:value="60.43333333333333">
            <text:p>60.43333333333333</text:p>
          </table:table-cell>
          <table:table-cell office:value-type="float" office:value="5.583333333333333">
            <text:p>5.583333333333333</text:p>
          </table:table-cell>
          <table:table-cell office:value-type="float" office:value="11440.0">
            <text:p>11440.0</text:p>
          </table:table-cell>
          <table:table-cell office:value-type="float" office:value="140.0">
            <text:p>140.0</text:p>
          </table:table-cell>
          <table:table-cell office:value-type="string" office:value="balanus balanus whale">
            <text:p>balanus balanus whal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7">
            <text:p>2.7</text:p>
          </table:table-cell>
          <table:table-cell office:value-type="float" office:value="2.7003506357591185">
            <text:p>2.7003506357591185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Poz-2898">
            <text:p>Poz-2898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0590.0">
            <text:p>1059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and leaf fragments of Salix herbacea and S. polaris. Mosses (Polytricum); twigs">
            <text:p>Terrestrial plant material: Leaves and leaf fragments of Salix herbacea and S. polaris. Mosses (Polytricum);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132A">
            <text:p>T-14132A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015.0">
            <text:p>9015.0</text:p>
          </table:table-cell>
          <table:table-cell office:value-type="float" office:value="75.0">
            <text:p>75.0</text:p>
          </table:table-cell>
          <table:table-cell office:value-type="string" office:value="NaOH-soluble organic matter">
            <text:p>NaOH-soluble organic matt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Poz-2899">
            <text:p>Poz-2899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0980.0">
            <text:p>10980.0</text:p>
          </table:table-cell>
          <table:table-cell office:value-type="float" office:value="50.0">
            <text:p>50.0</text:p>
          </table:table-cell>
          <table:table-cell office:value-type="string" office:value="Terrestrial plant material: Leaves and leaf fragments of Salix herbacea. Mosses (Polytricum); twigs">
            <text:p>Terrestrial plant material: Leaves and leaf fragments of Salix herbacea. Mosses (Polytricum);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084">
            <text:p>Tua-2084</text:p>
          </table:table-cell>
          <table:table-cell office:value-type="float" office:value="60.1811">
            <text:p>60.1811</text:p>
          </table:table-cell>
          <table:table-cell office:value-type="float" office:value="5.41">
            <text:p>5.41</text:p>
          </table:table-cell>
          <table:table-cell office:value-type="float" office:value="12440.0">
            <text:p>12440.0</text:p>
          </table:table-cell>
          <table:table-cell office:value-type="float" office:value="55.0">
            <text:p>55.0</text:p>
          </table:table-cell>
          <table:table-cell office:value-type="string" office:value="littorina littorea">
            <text:p>littorina litto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6">
            <text:p>45.6</text:p>
          </table:table-cell>
          <table:table-cell office:value-type="float" office:value="1.4">
            <text:p>1.4</text:p>
          </table:table-cell>
          <table:table-cell office:value-type="float" office:value="1.3958813410783666">
            <text:p>1.3958813410783666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6">
            <text:p>TUa-2176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0175.0">
            <text:p>10175.0</text:p>
          </table:table-cell>
          <table:table-cell office:value-type="float" office:value="120.0">
            <text:p>120.0</text:p>
          </table:table-cell>
          <table:table-cell office:value-type="string" office:value="Terrestrial plant material: leaves—Salix herbacea; S. cf. glauca; Dryas; Empetrum and possibly Fabaceae. Mosses (Racomitrium; Hylocomium; Pohlia; Dicranum and Ditrichum); fruit (Dryas)">
            <text:p>Terrestrial plant material: leaves—Salix herbacea; S. cf. glauca; Dryas; Empetrum and possibly Fabaceae. Mosses (Racomitrium; Hylocomium; Pohlia; Dicranum and Ditrichum); fruit (Dryas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882">
            <text:p>T-1882</text:p>
          </table:table-cell>
          <table:table-cell office:value-type="float" office:value="60.53333333333333">
            <text:p>60.53333333333333</text:p>
          </table:table-cell>
          <table:table-cell office:value-type="float" office:value="5.55">
            <text:p>5.55</text:p>
          </table:table-cell>
          <table:table-cell office:value-type="float" office:value="12840.0">
            <text:p>1284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8827903913082">
            <text:p>2.24882790391308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7">
            <text:p>TUa-2177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655.0">
            <text:p>9655.0</text:p>
          </table:table-cell>
          <table:table-cell office:value-type="float" office:value="110.0">
            <text:p>110.0</text:p>
          </table:table-cell>
          <table:table-cell office:value-type="string" office:value="Terrestrial plant material: leaf of Dryas. Mosses (Racomitrium and Hylocomium); fruit (Betula; Asteraceae)">
            <text:p>Terrestrial plant material: leaf of Dryas. Mosses (Racomitrium and Hylocomium); fruit (Betula; Asteraceae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021">
            <text:p>T-1021</text:p>
          </table:table-cell>
          <table:table-cell office:value-type="float" office:value="60.18333333333333">
            <text:p>60.18333333333333</text:p>
          </table:table-cell>
          <table:table-cell office:value-type="float" office:value="5.483333333333333">
            <text:p>5.483333333333333</text:p>
          </table:table-cell>
          <table:table-cell office:value-type="float" office:value="11280.0">
            <text:p>11280.0</text:p>
          </table:table-cell>
          <table:table-cell office:value-type="float" office:value="110.0">
            <text:p>110.0</text:p>
          </table:table-cell>
          <table:table-cell office:value-type="string" office:value="marine shells">
            <text:p>marine shell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4">
            <text:p>49.4</text:p>
          </table:table-cell>
          <table:table-cell office:value-type="float" office:value="1.42">
            <text:p>1.42</text:p>
          </table:table-cell>
          <table:table-cell office:value-type="float" office:value="1.4223392839706372">
            <text:p>1.4223392839706372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130A">
            <text:p>T-14130A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565.0">
            <text:p>9565.0</text:p>
          </table:table-cell>
          <table:table-cell office:value-type="float" office:value="65.0">
            <text:p>65.0</text:p>
          </table:table-cell>
          <table:table-cell office:value-type="string" office:value="NaOH-soluble organic matter">
            <text:p>NaOH-soluble organic matt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131A">
            <text:p>T-14131A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9245.0">
            <text:p>9245.0</text:p>
          </table:table-cell>
          <table:table-cell office:value-type="float" office:value="50.0">
            <text:p>50.0</text:p>
          </table:table-cell>
          <table:table-cell office:value-type="string" office:value="NaOH-soluble organic matter">
            <text:p>NaOH-soluble organic matter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022">
            <text:p>T-1022</text:p>
          </table:table-cell>
          <table:table-cell office:value-type="float" office:value="60.25">
            <text:p>60.25</text:p>
          </table:table-cell>
          <table:table-cell office:value-type="float" office:value="5.25">
            <text:p>5.25</text:p>
          </table:table-cell>
          <table:table-cell office:value-type="float" office:value="11880.0">
            <text:p>11880.0</text:p>
          </table:table-cell>
          <table:table-cell office:value-type="float" office:value="120.0">
            <text:p>12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5.1">
            <text:p>5.1</text:p>
          </table:table-cell>
          <table:table-cell office:value-type="float" office:value="5.102198712510322">
            <text:p>5.102198712510322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05">
            <text:p>TUa-3205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9455.0">
            <text:p>9455.0</text:p>
          </table:table-cell>
          <table:table-cell office:value-type="float" office:value="60.0">
            <text:p>60.0</text:p>
          </table:table-cell>
          <table:table-cell office:value-type="string" office:value="Terrestrial plant material: leaves of Salix herbacea; leaf fragments. Mosses (Racomitrium)">
            <text:p>Terrestrial plant material: leaves of Salix herbacea; leaf fragments. Mosses (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04">
            <text:p>TUa-3204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1990.0">
            <text:p>11990.0</text:p>
          </table:table-cell>
          <table:table-cell office:value-type="float" office:value="75.0">
            <text:p>75.0</text:p>
          </table:table-cell>
          <table:table-cell office:value-type="string" office:value="Terrestrial plant material: leaves of Salix polaris; Dryas; leaf fragments. Mosses (Polytricum; Racomitrium); twigs">
            <text:p>Terrestrial plant material: leaves of Salix polaris; Dryas; leaf fragments. Mosses (Polytricum; Racomitrium);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179">
            <text:p>TUa-2179</text:p>
          </table:table-cell>
          <table:table-cell office:value-type="float" office:value="60.2132">
            <text:p>60.2132</text:p>
          </table:table-cell>
          <table:table-cell office:value-type="float" office:value="5.36">
            <text:p>5.36</text:p>
          </table:table-cell>
          <table:table-cell office:value-type="float" office:value="9415.0">
            <text:p>9415.0</text:p>
          </table:table-cell>
          <table:table-cell office:value-type="float" office:value="90.0">
            <text:p>90.0</text:p>
          </table:table-cell>
          <table:table-cell office:value-type="string" office:value="Terrestrial plant material: Leaf of Betula or Alnus. Mosses (Racomitrium); fruits and catkin (Betula)">
            <text:p>Terrestrial plant material: Leaf of Betula or Alnus. Mosses (Racomitrium); fruits and catkin (Betul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0.73">
            <text:p>20.73</text:p>
          </table:table-cell>
          <table:table-cell office:value-type="float" office:value="1.37">
            <text:p>1.37</text:p>
          </table:table-cell>
          <table:table-cell office:value-type="float" office:value="1.3749748547016705">
            <text:p>1.374974854701670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889">
            <text:p>T-1889</text:p>
          </table:table-cell>
          <table:table-cell office:value-type="float" office:value="60.53333333333333">
            <text:p>60.53333333333333</text:p>
          </table:table-cell>
          <table:table-cell office:value-type="float" office:value="5.55">
            <text:p>5.55</text:p>
          </table:table-cell>
          <table:table-cell office:value-type="float" office:value="12550.0">
            <text:p>12550.0</text:p>
          </table:table-cell>
          <table:table-cell office:value-type="float" office:value="90.0">
            <text:p>90.0</text:p>
          </table:table-cell>
          <table:table-cell office:value-type="string" office:value="whale bones">
            <text:p>whale bone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8827903913082">
            <text:p>2.24882790391308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749">
            <text:p>T-1749</text:p>
          </table:table-cell>
          <table:table-cell office:value-type="float" office:value="60.36666666666667">
            <text:p>60.36666666666667</text:p>
          </table:table-cell>
          <table:table-cell office:value-type="float" office:value="5.466666666666667">
            <text:p>5.466666666666667</text:p>
          </table:table-cell>
          <table:table-cell office:value-type="float" office:value="7430.0">
            <text:p>7430.0</text:p>
          </table:table-cell>
          <table:table-cell office:value-type="float" office:value="110.0">
            <text:p>110.0</text:p>
          </table:table-cell>
          <table:table-cell office:value-type="string" office:value="silty gyttja">
            <text:p>silt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4.4">
            <text:p>74.4</text:p>
          </table:table-cell>
          <table:table-cell office:value-type="float" office:value="1.34">
            <text:p>1.34</text:p>
          </table:table-cell>
          <table:table-cell office:value-type="float" office:value="1.3387768536416826">
            <text:p>1.338776853641682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7">
            <text:p>TUa-3267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1835.0">
            <text:p>11835.0</text:p>
          </table:table-cell>
          <table:table-cell office:value-type="float" office:value="60.0">
            <text:p>60.0</text:p>
          </table:table-cell>
          <table:table-cell office:value-type="string" office:value="Terrestrial plant material: leaves of Salix polaris; Dryas; leaf fragments. Mosses (Polytricum; Racomitrium); twigs; fruits (Betula); bud scale.">
            <text:p>Terrestrial plant material: leaves of Salix polaris; Dryas; leaf fragments. Mosses (Polytricum; Racomitrium); twigs; fruits (Betula); bud scale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9.71">
            <text:p>49.71</text:p>
          </table:table-cell>
          <table:table-cell office:value-type="float" office:value="1.42">
            <text:p>1.42</text:p>
          </table:table-cell>
          <table:table-cell office:value-type="float" office:value="1.421547055961255">
            <text:p>1.42154705596125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5">
            <text:p>Beta-136895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9970.0">
            <text:p>997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; S. polaris; Betula nana; Dryas; leaf fragments. Catkin (Betula); mosses; bud scale">
            <text:p>Terrestrial plant material: leaves of Salix herbacea; S. polaris; Betula nana; Dryas; leaf fragments. Catkin (Betula); mosses;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8.03">
            <text:p>58.03</text:p>
          </table:table-cell>
          <table:table-cell office:value-type="float" office:value="1.43">
            <text:p>1.43</text:p>
          </table:table-cell>
          <table:table-cell office:value-type="float" office:value="1.4281127656235504">
            <text:p>1.4281127656235504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594">
            <text:p>T-594</text:p>
          </table:table-cell>
          <table:table-cell office:value-type="float" office:value="60.15">
            <text:p>60.15</text:p>
          </table:table-cell>
          <table:table-cell office:value-type="float" office:value="5.633333333333333">
            <text:p>5.633333333333333</text:p>
          </table:table-cell>
          <table:table-cell office:value-type="float" office:value="10970.0">
            <text:p>10970.0</text:p>
          </table:table-cell>
          <table:table-cell office:value-type="float" office:value="180.0">
            <text:p>18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13">
            <text:p>1.13</text:p>
          </table:table-cell>
          <table:table-cell office:value-type="float" office:value="1.1349898327077026">
            <text:p>1.1349898327077026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585">
            <text:p>T-585</text:p>
          </table:table-cell>
          <table:table-cell office:value-type="float" office:value="60.46666666666667">
            <text:p>60.46666666666667</text:p>
          </table:table-cell>
          <table:table-cell office:value-type="float" office:value="5.933333333333334">
            <text:p>5.933333333333334</text:p>
          </table:table-cell>
          <table:table-cell office:value-type="float" office:value="9720.0">
            <text:p>9720.0</text:p>
          </table:table-cell>
          <table:table-cell office:value-type="float" office:value="330.0">
            <text:p>3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12.67">
            <text:p>112.67</text:p>
          </table:table-cell>
          <table:table-cell office:value-type="float" office:value="1.48">
            <text:p>1.48</text:p>
          </table:table-cell>
          <table:table-cell office:value-type="float" office:value="1.4831693918104443">
            <text:p>1.4831693918104443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580">
            <text:p>T-580</text:p>
          </table:table-cell>
          <table:table-cell office:value-type="float" office:value="60.15">
            <text:p>60.15</text:p>
          </table:table-cell>
          <table:table-cell office:value-type="float" office:value="5.466666666666667">
            <text:p>5.466666666666667</text:p>
          </table:table-cell>
          <table:table-cell office:value-type="float" office:value="8380.0">
            <text:p>8380.0</text:p>
          </table:table-cell>
          <table:table-cell office:value-type="float" office:value="180.0">
            <text:p>180.0</text:p>
          </table:table-cell>
          <table:table-cell office:value-type="string" office:value="find detrital gyttja">
            <text:p>find detrital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.4">
            <text:p>19.4</text:p>
          </table:table-cell>
          <table:table-cell office:value-type="float" office:value="1.23">
            <text:p>1.23</text:p>
          </table:table-cell>
          <table:table-cell office:value-type="float" office:value="1.2318251870564907">
            <text:p>1.2318251870564907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696">
            <text:p>T-1696</text:p>
          </table:table-cell>
          <table:table-cell office:value-type="float" office:value="60.53333333333333">
            <text:p>60.53333333333333</text:p>
          </table:table-cell>
          <table:table-cell office:value-type="float" office:value="5.55">
            <text:p>5.55</text:p>
          </table:table-cell>
          <table:table-cell office:value-type="float" office:value="12980.0">
            <text:p>12980.0</text:p>
          </table:table-cell>
          <table:table-cell office:value-type="float" office:value="180.0">
            <text:p>180.0</text:p>
          </table:table-cell>
          <table:table-cell office:value-type="string" office:value="modiolus modiolus">
            <text:p>modiolus modiolu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25">
            <text:p>2.25</text:p>
          </table:table-cell>
          <table:table-cell office:value-type="float" office:value="2.248827903913082">
            <text:p>2.24882790391308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6">
            <text:p>Beta-175336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9820.0">
            <text:p>982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. Mosses (Polytricum); bud scale">
            <text:p>Terrestrial plant material: Leaves of Salix herbacea. Mosses (Polytricum);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5">
            <text:p>Beta-175335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2330.0">
            <text:p>12330.0</text:p>
          </table:table-cell>
          <table:table-cell office:value-type="float" office:value="160.0">
            <text:p>160.0</text:p>
          </table:table-cell>
          <table:table-cell office:value-type="string" office:value="marine mussels: Fragment of probably Mytilus edulis">
            <text:p>marine mussels: Fragment of probably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4">
            <text:p>Beta-175334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650.0">
            <text:p>1165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f fragments. Mosses (Racomitrium)">
            <text:p>Terrestrial plant material: Leaf fragments. Mosses (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3">
            <text:p>Beta-175333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560.0">
            <text:p>1156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f fragments of Salix herbacea. Twigs and wood">
            <text:p>Terrestrial plant material: Leaf fragments of Salix herbacea. Twigs and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75332">
            <text:p>Beta-175332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510.0">
            <text:p>1151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f fragments. Mosses (Racomitrium; Polytricum); wood">
            <text:p>Terrestrial plant material: Leaf fragments. Mosses (Racomitrium; Polytricum);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4.02">
            <text:p>44.02</text:p>
          </table:table-cell>
          <table:table-cell office:value-type="float" office:value="1.51">
            <text:p>1.51</text:p>
          </table:table-cell>
          <table:table-cell office:value-type="float" office:value="1.5063445154481423">
            <text:p>1.506344515448142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91">
            <text:p>T-1491</text:p>
          </table:table-cell>
          <table:table-cell office:value-type="float" office:value="60.3666666666667">
            <text:p>60.3666666666667</text:p>
          </table:table-cell>
          <table:table-cell office:value-type="float" office:value="5.466666666666667">
            <text:p>5.466666666666667</text:p>
          </table:table-cell>
          <table:table-cell office:value-type="float" office:value="8960.0">
            <text:p>8960.0</text:p>
          </table:table-cell>
          <table:table-cell office:value-type="float" office:value="220.0">
            <text:p>220.0</text:p>
          </table:table-cell>
          <table:table-cell office:value-type="string" office:value="silty gyttja">
            <text:p>silt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4.4">
            <text:p>74.4</text:p>
          </table:table-cell>
          <table:table-cell office:value-type="float" office:value="1.34">
            <text:p>1.34</text:p>
          </table:table-cell>
          <table:table-cell office:value-type="float" office:value="1.3387768536416826">
            <text:p>1.338776853641682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6">
            <text:p>TUa-3266</text:p>
          </table:table-cell>
          <table:table-cell office:value-type="float" office:value="60.1969">
            <text:p>60.1969</text:p>
          </table:table-cell>
          <table:table-cell office:value-type="float" office:value="5.39">
            <text:p>5.39</text:p>
          </table:table-cell>
          <table:table-cell office:value-type="float" office:value="10000.0">
            <text:p>10000.0</text:p>
          </table:table-cell>
          <table:table-cell office:value-type="float" office:value="70.0">
            <text:p>70.0</text:p>
          </table:table-cell>
          <table:table-cell office:value-type="string" office:value="Terrestrial plant material: leaves—Dryas; leaf fragments. Mosses (Polytrichum; Racomitrium; Hylocomium); fruits (Betula)">
            <text:p>Terrestrial plant material: leaves—Dryas; leaf fragments. Mosses (Polytrichum; Racomitrium; Hylocomium); fruits (Betul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33">
            <text:p>50.33</text:p>
          </table:table-cell>
          <table:table-cell office:value-type="float" office:value="1.4">
            <text:p>1.4</text:p>
          </table:table-cell>
          <table:table-cell office:value-type="float" office:value="1.4026921092193325">
            <text:p>1.4026921092193325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Ua-15731">
            <text:p>Ua-15731</text:p>
          </table:table-cell>
          <table:table-cell office:value-type="float" office:value="60.1892">
            <text:p>60.1892</text:p>
          </table:table-cell>
          <table:table-cell office:value-type="float" office:value="5.41">
            <text:p>5.41</text:p>
          </table:table-cell>
          <table:table-cell office:value-type="float" office:value="10115.0">
            <text:p>10115.0</text:p>
          </table:table-cell>
          <table:table-cell office:value-type="float" office:value="160.0">
            <text:p>160.0</text:p>
          </table:table-cell>
          <table:table-cell office:value-type="string" office:value="salix polaris, salix herbacea, terrestrial mosses">
            <text:p>salix polaris, salix herbacea, terrestrial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33">
            <text:p>52.33</text:p>
          </table:table-cell>
          <table:table-cell office:value-type="float" office:value="1.41">
            <text:p>1.41</text:p>
          </table:table-cell>
          <table:table-cell office:value-type="float" office:value="1.4137682115697943">
            <text:p>1.4137682115697943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161">
            <text:p>T-1161</text:p>
          </table:table-cell>
          <table:table-cell office:value-type="float" office:value="60.43333333333333">
            <text:p>60.43333333333333</text:p>
          </table:table-cell>
          <table:table-cell office:value-type="float" office:value="5.583333333333333">
            <text:p>5.583333333333333</text:p>
          </table:table-cell>
          <table:table-cell office:value-type="float" office:value="11380.0">
            <text:p>11380.0</text:p>
          </table:table-cell>
          <table:table-cell office:value-type="float" office:value="140.0">
            <text:p>140.0</text:p>
          </table:table-cell>
          <table:table-cell office:value-type="string" office:value="balanus balanus whale">
            <text:p>balanus balanus whal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7">
            <text:p>2.7</text:p>
          </table:table-cell>
          <table:table-cell office:value-type="float" office:value="2.7003506357591185">
            <text:p>2.7003506357591185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160">
            <text:p>T-1160</text:p>
          </table:table-cell>
          <table:table-cell office:value-type="float" office:value="60.166666666666664">
            <text:p>60.166666666666664</text:p>
          </table:table-cell>
          <table:table-cell office:value-type="float" office:value="5.45">
            <text:p>5.45</text:p>
          </table:table-cell>
          <table:table-cell office:value-type="float" office:value="7710.0">
            <text:p>771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6.4">
            <text:p>36.4</text:p>
          </table:table-cell>
          <table:table-cell office:value-type="float" office:value="1.33">
            <text:p>1.33</text:p>
          </table:table-cell>
          <table:table-cell office:value-type="float" office:value="1.334809604721867">
            <text:p>1.334809604721867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Ua-15732">
            <text:p>Ua-15732</text:p>
          </table:table-cell>
          <table:table-cell office:value-type="float" office:value="60.1892">
            <text:p>60.1892</text:p>
          </table:table-cell>
          <table:table-cell office:value-type="float" office:value="5.41">
            <text:p>5.41</text:p>
          </table:table-cell>
          <table:table-cell office:value-type="float" office:value="10285.0">
            <text:p>10285.0</text:p>
          </table:table-cell>
          <table:table-cell office:value-type="float" office:value="165.0">
            <text:p>165.0</text:p>
          </table:table-cell>
          <table:table-cell office:value-type="string" office:value="salix polaris, salix herbacea, terrestrial mosses">
            <text:p>salix polaris, salix herbacea, terrestrial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2.33">
            <text:p>52.33</text:p>
          </table:table-cell>
          <table:table-cell office:value-type="float" office:value="1.41">
            <text:p>1.41</text:p>
          </table:table-cell>
          <table:table-cell office:value-type="float" office:value="1.4137682115697943">
            <text:p>1.4137682115697943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-142">
            <text:p>T-142</text:p>
          </table:table-cell>
          <table:table-cell office:value-type="float" office:value="60.18333333333333">
            <text:p>60.18333333333333</text:p>
          </table:table-cell>
          <table:table-cell office:value-type="float" office:value="5.45">
            <text:p>5.45</text:p>
          </table:table-cell>
          <table:table-cell office:value-type="float" office:value="11500.0">
            <text:p>11500.0</text:p>
          </table:table-cell>
          <table:table-cell office:value-type="float" office:value="300.0">
            <text:p>300.0</text:p>
          </table:table-cell>
          <table:table-cell office:value-type="string" office:value="Mya truncata">
            <text:p>Mya truncat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1.35">
            <text:p>1.35</text:p>
          </table:table-cell>
          <table:table-cell office:value-type="float" office:value="1.345055244482156">
            <text:p>1.345055244482156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6">
            <text:p>Beta-136896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0050.0">
            <text:p>1005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; S. polaris; leaf fragments">
            <text:p>Terrestrial plant material: leaves of Salix herbacea; S. polari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8.03">
            <text:p>58.03</text:p>
          </table:table-cell>
          <table:table-cell office:value-type="float" office:value="1.43">
            <text:p>1.43</text:p>
          </table:table-cell>
          <table:table-cell office:value-type="float" office:value="1.4281127656235504">
            <text:p>1.4281127656235504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7">
            <text:p>Beta-136897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1180.0">
            <text:p>11180.0</text:p>
          </table:table-cell>
          <table:table-cell office:value-type="float" office:value="40.0">
            <text:p>40.0</text:p>
          </table:table-cell>
          <table:table-cell office:value-type="string" office:value="Terrestrial plant material: leaves of Salix herbacea; S. polaris; Dryas. Mosses. Bud scale">
            <text:p>Terrestrial plant material: leaves of Salix herbacea; S. polaris; Dryas. Mosses.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Beta-136898">
            <text:p>Beta-136898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2190.0">
            <text:p>12190.0</text:p>
          </table:table-cell>
          <table:table-cell office:value-type="float" office:value="50.0">
            <text:p>50.0</text:p>
          </table:table-cell>
          <table:table-cell office:value-type="string" office:value="Terrestrial plant material: mosses. Leaves of Salix polaris; leaf fragments">
            <text:p>Terrestrial plant material: mosses. Leaves of Salix polari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8">
            <text:p>TUa-3268</text:p>
          </table:table-cell>
          <table:table-cell office:value-type="float" office:value="60.2132">
            <text:p>60.2132</text:p>
          </table:table-cell>
          <table:table-cell office:value-type="float" office:value="5.36">
            <text:p>5.36</text:p>
          </table:table-cell>
          <table:table-cell office:value-type="float" office:value="9150.0">
            <text:p>9150.0</text:p>
          </table:table-cell>
          <table:table-cell office:value-type="float" office:value="55.0">
            <text:p>55.0</text:p>
          </table:table-cell>
          <table:table-cell office:value-type="string" office:value="Terrestrial plant material: Leaf fragments of probably Betula. Mosses (Racomitrium); fruit (Betula); twig">
            <text:p>Terrestrial plant material: Leaf fragments of probably Betula. Mosses (Racomitrium); fruit (Betula)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0.12">
            <text:p>20.12</text:p>
          </table:table-cell>
          <table:table-cell office:value-type="float" office:value="1.23">
            <text:p>1.23</text:p>
          </table:table-cell>
          <table:table-cell office:value-type="float" office:value="1.2319167564181914">
            <text:p>1.2319167564181914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2083">
            <text:p>Tua-2083</text:p>
          </table:table-cell>
          <table:table-cell office:value-type="float" office:value="60.1811">
            <text:p>60.1811</text:p>
          </table:table-cell>
          <table:table-cell office:value-type="float" office:value="5.41">
            <text:p>5.41</text:p>
          </table:table-cell>
          <table:table-cell office:value-type="float" office:value="11135.0">
            <text:p>11135.0</text:p>
          </table:table-cell>
          <table:table-cell office:value-type="float" office:value="60.0">
            <text:p>60.0</text:p>
          </table:table-cell>
          <table:table-cell office:value-type="string" office:value="mytilus edulis">
            <text:p>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5.6">
            <text:p>45.6</text:p>
          </table:table-cell>
          <table:table-cell office:value-type="float" office:value="1.4">
            <text:p>1.4</text:p>
          </table:table-cell>
          <table:table-cell office:value-type="float" office:value="1.3958813410783666">
            <text:p>1.3958813410783666</text:p>
          </table:table-cell>
          <table:table-cell office:value-type="string" office:value="BondevikMangerud2002,CreelEtal2022">
            <text:p>BondevikMangerud2002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69">
            <text:p>TUa-3269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9660.0">
            <text:p>9660.0</text:p>
          </table:table-cell>
          <table:table-cell office:value-type="float" office:value="50.0">
            <text:p>50.0</text:p>
          </table:table-cell>
          <table:table-cell office:value-type="string" office:value="Terrestrial plant material: leaves of Salix herbacea; Dryas; leaf fragments. Fruits (Betula). Mosses (Racomitrium); twigs; catkin (Betula)">
            <text:p>Terrestrial plant material: leaves of Salix herbacea; Dryas; leaf fragments. Fruits (Betula). Mosses (Racomitrium); twigs; catkin (Betul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4139">
            <text:p>TUa-4139</text:p>
          </table:table-cell>
          <table:table-cell office:value-type="float" office:value="60.2271">
            <text:p>60.2271</text:p>
          </table:table-cell>
          <table:table-cell office:value-type="float" office:value="5.33">
            <text:p>5.33</text:p>
          </table:table-cell>
          <table:table-cell office:value-type="float" office:value="11830.0">
            <text:p>11830.0</text:p>
          </table:table-cell>
          <table:table-cell office:value-type="float" office:value="70.0">
            <text:p>70.0</text:p>
          </table:table-cell>
          <table:table-cell office:value-type="string" office:value="marine mussels: Fragment of probably Mytilus edulis">
            <text:p>marine mussels: Fragment of probably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1.38">
            <text:p>1.38</text:p>
          </table:table-cell>
          <table:table-cell office:value-type="float" office:value="1.3816484383467746">
            <text:p>1.3816484383467746</text:p>
          </table:table-cell>
          <table:table-cell office:value-type="string" office:value="LohneEtal2004,CreelEtal2022">
            <text:p>LohneEtal2004,CreelEtal2022</text:p>
          </table:table-cell>
        </table:table-row>
        <table:table-row>
          <table:table-cell office:value-type="string" office:value="Bergen">
            <text:p>Bergen</text:p>
          </table:table-cell>
          <table:table-cell office:value-type="string" office:value="radiocarbon">
            <text:p>radiocarbon</text:p>
          </table:table-cell>
          <table:table-cell office:value-type="string" office:value="TUa-3270">
            <text:p>TUa-3270</text:p>
          </table:table-cell>
          <table:table-cell office:value-type="float" office:value="60.1732">
            <text:p>60.1732</text:p>
          </table:table-cell>
          <table:table-cell office:value-type="float" office:value="5.42">
            <text:p>5.42</text:p>
          </table:table-cell>
          <table:table-cell office:value-type="float" office:value="11955.0">
            <text:p>11955.0</text:p>
          </table:table-cell>
          <table:table-cell office:value-type="float" office:value="80.0">
            <text:p>80.0</text:p>
          </table:table-cell>
          <table:table-cell office:value-type="string" office:value="Terrestrial plant material: leaves of Salix herbacea; S. polaris; Dryas; leaf fragments. Mosses (Polytricum)">
            <text:p>Terrestrial plant material: leaves of Salix herbacea; S. polaris; Dryas; leaf fragments. Mosses (Polytric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7.41">
            <text:p>57.41</text:p>
          </table:table-cell>
          <table:table-cell office:value-type="float" office:value="1.28">
            <text:p>1.28</text:p>
          </table:table-cell>
          <table:table-cell office:value-type="float" office:value="1.2832503685311973">
            <text:p>1.2832503685311973</text:p>
          </table:table-cell>
          <table:table-cell office:value-type="string" office:value="LohneEtal2004,CreelEtal2022">
            <text:p>LohneEtal200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